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2000001F51D29247E18C4BDFF.png" manifest:media-type="image/png"/>
  <manifest:file-entry manifest:full-path="Pictures/1000000100000392000001F5D5C9A809B5F86AC4.png" manifest:media-type="image/png"/>
  <manifest:file-entry manifest:full-path="Pictures/100000010000027D000001B8FB69C8F3FF55F8C0.png" manifest:media-type="image/png"/>
  <manifest:file-entry manifest:full-path="Pictures/1000000100000272000001C0F9DF8FACDD63A1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5.875cm" svg:x="0.635cm" svg:y="0cm">
          <draw:image xlink:href="Pictures/1000000100000272000001C0F9DF8FACDD63A1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584cm" svg:height="14.218cm" svg:x="1.4cm" svg:y="0.628cm">
          <draw:image xlink:href="Pictures/100000010000027D000001B8FB69C8F3FF55F8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6.853cm" svg:height="11.641cm" svg:x="5.636cm" svg:y="2.088cm">
          <draw:image xlink:href="Pictures/100000010000027D000001B8FB69C8F3FF55F8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182cm" svg:height="13.255cm" svg:x="1.853cm" svg:y="0.715cm">
          <draw:image xlink:href="Pictures/1000000100000392000001F5D5C9A809B5F86A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182cm" svg:height="13.255cm" svg:x="1.972cm" svg:y="1.281cm">
          <draw:image xlink:href="Pictures/1000000100000392000001F51D29247E18C4BD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2T21:15:42.990959599</meta:creation-date>
    <dc:date>2024-09-02T22:09:16.691468188</dc:date>
    <meta:editing-duration>PT26M57S</meta:editing-duration>
    <meta:editing-cycles>1</meta:editing-cycles>
    <meta:document-statistic meta:object-count="46"/>
    <meta:generator>LibreOffice/7.3.7.2$Linux_X86_64 LibreOffice_project/30$Build-2</meta:generator>
  </office:meta>
</office:document-meta>
</file>